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Monaco" svg:font-family="Monaco" style:font-family-generic="modern" style:font-pitch="fixed"/>
    <style:font-face style:name="Giddyup Std" svg:font-family="'Giddyup Std'" style:font-pitch="variable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215in" fo:margin-left="0.5049in" fo:margin-right="-0.0014in" table:align="margins"/>
    </style:style>
    <style:style style:name="Table1.A" style:family="table-column">
      <style:table-column-properties style:column-width="2.5215in" style:rel-column-width="3631*"/>
    </style:style>
    <style:style style:name="Table1.B" style:family="table-column">
      <style:table-column-properties style:column-width="1.7229in" style:rel-column-width="2481*"/>
    </style:style>
    <style:style style:name="Table1.C" style:family="table-column">
      <style:table-column-properties style:column-width="2.1771in" style:rel-column-width="313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375in" fo:margin-left="0.4889in" fo:margin-right="-0.0014in" table:align="margins"/>
    </style:style>
    <style:style style:name="Table2.A" style:family="table-column">
      <style:table-column-properties style:column-width="2.075in" style:rel-column-width="2988*"/>
    </style:style>
    <style:style style:name="Table2.B" style:family="table-column">
      <style:table-column-properties style:column-width="2.0597in" style:rel-column-width="2966*"/>
    </style:style>
    <style:style style:name="Table2.C" style:family="table-column">
      <style:table-column-properties style:column-width="2.3028in" style:rel-column-width="331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1875in" fo:margin-left="0.7396in" fo:margin-right="-0.0021in" table:align="margins"/>
    </style:style>
    <style:style style:name="Table3.A" style:family="table-column">
      <style:table-column-properties style:column-width="1.6528in" style:rel-column-width="2380*"/>
    </style:style>
    <style:style style:name="Table3.B" style:family="table-column">
      <style:table-column-properties style:column-width="1.0333in" style:rel-column-width="1488*"/>
    </style:style>
    <style:style style:name="Table3.C" style:family="table-column">
      <style:table-column-properties style:column-width="3.5014in" style:rel-column-width="504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688in" fo:margin-left="0.4576in" fo:margin-right="-0.0014in" table:align="margins"/>
    </style:style>
    <style:style style:name="Table4.A" style:family="table-column">
      <style:table-column-properties style:column-width="3.0069in" style:rel-column-width="4330*"/>
    </style:style>
    <style:style style:name="Table4.B" style:family="table-column">
      <style:table-column-properties style:column-width="3.4618in" style:rel-column-width="498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Georgia" fo:font-size="10pt" style:font-size-asian="10pt" style:font-size-complex="10pt"/>
    </style:style>
    <style:style style:name="P4" style:family="paragraph" style:parent-style-name="Standard" style:list-style-name="L2">
      <style:text-properties style:font-name="Georgia" fo:font-size="10pt" style:font-size-asian="10pt" style:font-size-complex="10pt"/>
    </style:style>
    <style:style style:name="P5" style:family="paragraph" style:parent-style-name="Standard" style:list-style-name="L2"/>
    <style:style style:name="P6" style:family="paragraph" style:parent-style-name="Standard">
      <style:text-properties style:font-name="Courier" fo:font-size="10pt" style:font-size-asian="10pt" style:font-size-complex="10pt"/>
    </style:style>
    <style:style style:name="P7" style:family="paragraph" style:parent-style-name="Standard" style:list-style-name="L2">
      <style:text-properties style:font-name="Courier" fo:font-size="10pt" style:font-size-asian="10pt" style:font-size-complex="10pt"/>
    </style:style>
    <style:style style:name="P8" style:family="paragraph" style:parent-style-name="Table_20_Contents">
      <style:text-properties style:font-name="Georgia" fo:font-size="10pt" style:font-size-asian="10pt" style:font-size-complex="10pt"/>
    </style:style>
    <style:style style:name="P9" style:family="paragraph" style:parent-style-name="Table_20_Contents">
      <style:text-properties style:font-name="Georgi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Courier" fo:font-size="10pt" style:font-size-asian="10pt" style:font-size-complex="10pt"/>
    </style:style>
    <style:style style:name="T1" style:family="text">
      <style:text-properties style:font-name="Courier"/>
    </style:style>
    <style:style style:name="T2" style:family="text">
      <style:text-properties style:font-name="Courier" fo:font-weight="bold" style:font-weight-asian="bold" style:font-weight-complex="bold"/>
    </style:style>
    <style:style style:name="T3" style:family="text">
      <style:text-properties style:font-name="Courier" fo:font-size="10pt" style:font-size-asian="10pt" style:font-size-complex="10pt"/>
    </style:style>
    <style:style style:name="T4" style:family="text">
      <style:text-properties style:font-name="Courier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ourier" fo:font-weight="normal" style:font-weight-asian="normal" style:font-weight-complex="normal"/>
    </style:style>
    <style:style style:name="T6" style:family="text">
      <style:text-properties style:font-name="Georgia" fo:font-size="10pt" style:font-size-asian="10pt" style:font-size-complex="10pt"/>
    </style:style>
    <style:style style:name="T7" style:family="text">
      <style:text-properties style:font-name="Georgia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dterm #1 Sample Questions</text:p>
      <text:p text:style-name="P1"/>
      <text:p text:style-name="P2">Note:<text:span text:style-name="T10"> this does not represent the number of questions in the actual exam</text:span><text:line-break/>(the actual exam will be slightly longer, by about 2 or 3 problems)</text:p>
      <text:p text:style-name="P3"><text:line-break/></text:p>
      <text:list xml:id="list2177045499871311009" text:style-name="L2">
        <text:list-item>
          <text:p text:style-name="P4">Create a program that gives back every other element in an Array. (7 points)<text:line-break/></text:p>
          <text:list>
            <text:list-item>
              <text:p text:style-name="P4">Create a method called <text:span text:style-name="T2">everyOther</text:span></text:p>
              <text:list>
                <text:list-item>
                  <text:p text:style-name="P4">it should take an Array of ints and return a new Array of ints</text:p>
                </text:list-item>
                <text:list-item>
                  <text:p text:style-name="P4">the resulting Array should consist of every other element of the Array passed in, starting with the first element</text:p>
                </text:list-item>
              </text:list>
            </text:list-item>
            <text:list-item>
              <text:p text:style-name="P4">Create a <text:span text:style-name="T2">main</text:span> method that uses your everyOther method</text:p>
              <text:list>
                <text:list-item>
                  <text:p text:style-name="P4">Create three Arrays initialized with the following values</text:p>
                  <text:list>
                    <text:list-item>
                      <text:p text:style-name="P4"><text:span text:style-name="T1">4, 5, 6, 7, 8, 9</text:span></text:p>
                    </text:list-item>
                    <text:list-item>
                      <text:p text:style-name="P4"><text:span text:style-name="T1">5, 0, 5 </text:span></text:p>
                    </text:list-item>
                    <text:list-item>
                      <text:p text:style-name="P4">an empty Array!</text:p>
                    </text:list-item>
                  </text:list>
                </text:list-item>
                <text:list-item>
                  <text:p text:style-name="P4">Call your method three times for each Array </text:p>
                </text:list-item>
                <text:list-item>
                  <text:p text:style-name="P4">Convert the result of each method call into a String using the<text:span text:style-name="T1"> Arrays.toString </text:span>method (assume that the import is already done)</text:p>
                </text:list-item>
                <text:list-item>
                  <text:p text:style-name="P4">Print out the result... the output should match what's on the left side of the arrows</text:p>
                  <text:list>
                    <text:list-item>
                      <text:p text:style-name="P4"><text:span text:style-name="T1">4, 5, 6, 7, 8, 9 <text:tab/>→ [4, 6, 8]</text:span></text:p>
                    </text:list-item>
                    <text:list-item>
                      <text:p text:style-name="P4"><text:span text:style-name="T1">5, 0, 5 <text:tab/><text:tab/>→ [5, 5]</text:span></text:p>
                    </text:list-item>
                    <text:list-item>
                      <text:p text:style-name="P4">an empty Array!<text:span text:style-name="T1"> <text:tab/>→ []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oft-page-break/>Complete the chart below: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Decimal</text:p>
          </table:table-cell>
          <table:table-cell table:style-name="Table2.A1" office:value-type="string">
            <text:p text:style-name="P8">Binary</text:p>
          </table:table-cell>
          <table:table-cell table:style-name="Table2.C1" office:value-type="string">
            <text:p text:style-name="P8">Hexadecimal</text:p>
          </table:table-cell>
        </table:table-row>
        <table:table-row>
          <table:table-cell table:style-name="Table2.A2" office:value-type="float" office:value="180">
            <text:p text:style-name="P10">180</text:p>
          </table:table-cell>
          <table:table-cell table:style-name="Table2.A2" office:value-type="float" office:value="10110100">
            <text:p text:style-name="P10">10110100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C2" office:value-type="string">
            <text:p text:style-name="P10">FF</text:p>
          </table:table-cell>
        </table:table-row>
      </table:table>
      <text:list xml:id="list394449320" text:continue-numbering="true" text:style-name="L2">
        <text:list-item>
          <text:list>
            <text:list-header>
              <text:p text:style-name="P4"><text:line-break/></text:p>
            </text:list-header>
          </text:list>
        </text:list-item>
        <text:list-item>
          <text:p text:style-name="P4">What are the types of the following literal values? (2 points)<text:line-break/><text:line-break/><text:span text:style-name="T1">250 ____________________<text:tab/>250.0 ____________________<text:line-break/><text:line-break/>'A' ____________________ <text:tab/>"A" <text:s text:c="2"/>____________________<text:line-break/></text:span><text:line-break/></text:p>
        </text:list-item>
        <text:list-item>
          <text:p text:style-name="P4"><text:span text:style-name="T8">Circle</text:span>, <text:span text:style-name="T8">correct</text:span> and <text:span text:style-name="T8">label</text:span> with a letter (<text:span text:style-name="T1">a – h</text:span>) at least <text:span text:style-name="T8">8 errors</text:span> in the code below and describe <text:span text:style-name="T8">why there is an error</text:span> (there are more than 8) in the corresponding lines below. (8 points)</text:p>
          <text:p text:style-name="P4"><text:line-break/><text:span text:style-name="T8">In a file called </text:span><text:span text:style-name="T2">Foo.java</text:span><text:span text:style-name="T1"><text:line-break/><text:line-break/>public class MyFoo {</text:span></text:p>
          <text:p text:style-name="P4"><text:span text:style-name="T1"/></text:p>
          <text:p text:style-name="P4"><text:span text:style-name="T1"><text:tab/>public static void main(args) {<text:line-break/></text:span></text:p>
          <text:p text:style-name="P4"><text:span text:style-name="T1"><text:tab/><text:tab/>int[] numbers = [20, 30, 40, 50];</text:span></text:p>
          <text:p text:style-name="P4"><text:span text:style-name="T1"><text:tab/><text:tab/>for(int i = 0, i &lt; numbers.size(), i++) {</text:span></text:p>
          <text:p text:style-name="P4"><text:span text:style-name="T1"><text:tab/><text:tab/><text:tab/>int result = (int) half(i);</text:span></text:p>
          <text:p text:style-name="P4"><text:span text:style-name="T1"><text:tab/><text:tab/><text:tab/>System.out.println("half of %s is %s", half(i))</text:span></text:p>
          <text:p text:style-name="P4"><text:span text:style-name="T1"><text:tab/><text:tab/>};</text:span></text:p>
          <text:p text:style-name="P4"><text:span text:style-name="T1"><text:tab/><text:tab/></text:span></text:p>
          <text:p text:style-name="P4"><text:span text:style-name="T1"><text:tab/><text:tab/>last_result = result;</text:span></text:p>
          <text:p text:style-name="P4"><text:span text:style-name="T1"><text:tab/><text:tab/>System.out.println("last result was " + result);</text:span></text:p>
          <text:p text:style-name="P4"><text:span text:style-name="T1"><text:tab/>}</text:span></text:p>
          <text:p text:style-name="P4"><text:span text:style-name="T1"/></text:p>
          <text:p text:style-name="P4"><text:span text:style-name="T1"><text:tab/>public static int half(int n) {</text:span></text:p>
          <text:p text:style-name="P4"><text:span text:style-name="T1"><text:tab/><text:tab/>return n / 2;</text:span></text:p>
          <text:p text:style-name="P4"><text:span text:style-name="T1"><text:tab/>}</text:span></text:p>
          <text:p text:style-name="P4"><text:span text:style-name="T1"/></text:p>
          <text:p text:style-name="P4"><text:span text:style-name="T1"><text:tab/>public static double half(int n) {</text:span></text:p>
          <text:p text:style-name="P4"><text:span text:style-name="T1"><text:tab/><text:tab/>return n / 2.0;</text:span></text:p>
          <text:p text:style-name="P4"><text:span text:style-name="T1"><text:tab/>}</text:span></text:p>
          <text:p text:style-name="P4"><text:span text:style-name="T1">}<text:line-break/></text:span></text:p>
          <text:list>
            <text:list-item>
              <text:p text:style-name="P4"><text:span text:style-name="T1">_______________________________________________________________________<text:line-break/></text:span></text:p>
            </text:list-item>
            <text:list-item>
              <text:p text:style-name="P4"><text:span text:style-name="T1">_______________________________________________________________________<text:line-break/></text:span></text:p>
            </text:list-item>
            <text:list-item>
              <text:p text:style-name="P4"><text:span text:style-name="T1">_______________________________________________________________________<text:line-break/></text:span></text:p>
            </text:list-item>
            <text:list-item>
              <text:p text:style-name="P4"><text:span text:style-name="T1">_______________________________________________________________________<text:line-break/></text:span></text:p>
            </text:list-item>
            <text:list-item>
              <text:p text:style-name="P4"><text:span text:style-name="T1">_______________________________________________________________________<text:line-break/></text:span></text:p>
            </text:list-item>
            <text:list-item>
              <text:p text:style-name="P4"><text:span text:style-name="T1">_______________________________________________________________________<text:line-break/></text:span></text:p>
            </text:list-item>
            <text:list-item>
              <text:p text:style-name="P4"><text:span text:style-name="T1">_______________________________________________________________________<text:line-break/></text:span></text:p>
            </text:list-item>
            <text:list-item>
              <text:p text:style-name="P4"><text:span text:style-name="T1">_______________________________________________________________________<text:line-break/><text:line-break/><text:line-break/><text:line-break/><text:line-break/></text:span><text:tab/><text:line-break/></text:p>
            </text:list-item>
          </text:list>
          <text:p text:style-name="P4"/>
        </text:list-item>
        <text:list-item>
          <text:p text:style-name="P4"><text:soft-page-break/>Name the two methods in the <text:span text:style-name="T1">Character</text:span> class that you could use in #7 – or name any other two methods in the <text:span text:style-name="T1">Character</text:span> class. (1 point)<text:line-break/><text:line-break/>(a) ____________________<text:tab/><text:tab/><text:tab/>(b) ____________________<text:line-break/><text:line-break/></text:p>
        </text:list-item>
        <text:list-item>
          <text:p text:style-name="P4"><text:span text:style-name="T6">What's the difference between a </text:span><text:span text:style-name="T1">while</text:span><text:span text:style-name="T6"> loop and a </text:span><text:span text:style-name="T1">do while</text:span><text:span text:style-name="T6"> loop? When would you use one over the other? (1 point) <text:line-break/><text:line-break/><text:line-break/><text:line-break/><text:line-break/><text:line-break/><text:line-break/><text:line-break/></text:span></text:p>
        </text:list-item>
        <text:list-item>
          <text:p text:style-name="P5"><text:span text:style-name="T6">Write a program that asks a user for a single character. <text:s/>(7 points)<text:line-break/></text:span></text:p>
          <text:list>
            <text:list-item>
              <text:p text:style-name="P5"><text:span text:style-name="T6">If the input is more than one character, say: </text:span><text:span text:style-name="T3">What!?</text:span></text:p>
            </text:list-item>
            <text:list-item>
              <text:p text:style-name="P5"><text:span text:style-name="T6">… if it's a letter, say: </text:span><text:span text:style-name="T3">It's a letter!</text:span></text:p>
            </text:list-item>
            <text:list-item>
              <text:p text:style-name="P5"><text:span text:style-name="T6">… if it's a number say: <text:s/></text:span><text:span text:style-name="T3">It's a number!</text:span></text:p>
            </text:list-item>
            <text:list-item>
              <text:p text:style-name="P5"><text:span text:style-name="T6">As part of your implementation, </text:span><text:span text:style-name="T7">create two methods</text:span><text:span text:style-name="T6">, </text:span><text:span text:style-name="T3">isNumeric</text:span><text:span text:style-name="T6"> and </text:span><text:span text:style-name="T3">isAlpha</text:span><text:span text:style-name="T6">; </text:span></text:p>
              <text:list>
                <text:list-item>
                  <text:p text:style-name="P5"><text:span text:style-name="T6">both should return </text:span><text:span text:style-name="T3">true</text:span><text:span text:style-name="T6"> or </text:span><text:span text:style-name="T3">false</text:span></text:p>
                </text:list-item>
                <text:list-item>
                  <text:p text:style-name="P5"><text:span text:style-name="T6">you can choose whatever method signature you like</text:span></text:p>
                </text:list-item>
              </text:list>
            </text:list-item>
            <text:list-item>
              <text:p text:style-name="P5"><text:span text:style-name="T7">Do not use any methods in the </text:span><text:span text:style-name="T4">Character</text:span><text:span text:style-name="T7"> class</text:span><text:span text:style-name="T6"> (there are specifically two methods that do exactly the same thing!)<text:line-break/></text:span></text:p>
            </text:list-item>
          </text:list>
          <text:p text:style-name="P4"><text:line-break/>Example output:<text:line-break/><text:line-break/><text:span text:style-name="T1">Please enter a character</text:span></text:p>
          <text:p text:style-name="P7">&gt; 2</text:p>
          <text:p text:style-name="P7">It's a number!<text:line-break/><text:line-break/>Please enter a character</text:p>
          <text:p text:style-name="P7">&gt; A</text:p>
          <text:p text:style-name="P7">It's a letter!<text:line-break/><text:line-break/>Please enter a character</text:p>
          <text:p text:style-name="P7">&gt; ?</text:p>
          <text:p text:style-name="P7">What!?</text:p>
    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4"><text:soft-page-break/><text:span text:style-name="T9">What is the output of the following code? Error is possible. If there's an error, explain why. (4 points)<text:line-break/>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Code</text:p>
          </table:table-cell>
          <table:table-cell table:style-name="Table4.B1" office:value-type="string">
            <text:p text:style-name="P9">Output</text:p>
          </table:table-cell>
        </table:table-row>
        <table:table-row>
          <table:table-cell table:style-name="Table4.A2" office:value-type="string">
            <text:p text:style-name="P8">int i = 20;<text:line-break/>byte b = 20;<text:line-break/>syso(i + b);<text:line-break/></text:p>
          </table:table-cell>
          <table:table-cell table:style-name="Table4.B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8"><text:span text:style-name="T1">char ch = '\u0041';<text:line-break/>syso(ch);</text:span><text:line-break/></text:p>
          </table:table-cell>
          <table:table-cell table:style-name="Table4.B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6">float myFloat = 2.0;</text:p>
            <text:p text:style-name="P3"><text:span text:style-name="T1">syso(5 / myFloat);</text:span><text:line-break/></text:p>
          </table:table-cell>
          <table:table-cell table:style-name="Table4.B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6">int[] arr1 = new int[5];<text:line-break/>boolean[] arr2 = new boolean[5];<text:line-break/>syso(arr1[0]);<text:line-break/>syso(arr2[0]);</text:p>
          </table:table-cell>
          <table:table-cell table:style-name="Table4.B2" office:value-type="string">
            <text:p text:style-name="P8"/>
          </table:table-cell>
        </table:table-row>
      </table:table>
      <text:list xml:id="list224851884" text:continue-numbering="true" text:style-name="L2">
        <text:list-header>
          <text:p text:style-name="P4"><text:span text:style-name="T9"/></text:p>
          <text:p text:style-name="P4"><text:span text:style-name="T9"/></text:p>
        </text:list-header>
        <text:list-item>
          <text:p text:style-name="P4"><text:span text:style-name="T9">Numbers, numbers, num-BERS. Write the program specified below. (6 points)<text:line-break/></text:span></text:p>
          <text:list>
            <text:list-item>
              <text:p text:style-name="P4"><text:span text:style-name="T9"><text:s/>Ask the user for 10 numbers</text:span></text:p>
            </text:list-item>
            <text:list-item>
              <text:p text:style-name="P4"><text:span text:style-name="T9">Output the largest number and the smallest number entered</text:span></text:p>
            </text:list-item>
            <text:list-item>
              <text:p text:style-name="P4"><text:span text:style-name="T9">Output all of the numbers in reverse order at the end</text:span></text:p>
            </text:list-item>
            <text:list-item>
              <text:p text:style-name="P4"><text:span text:style-name="T9">You can assume:</text:span></text:p>
              <text:list>
                <text:list-item>
                  <text:p text:style-name="P4"><text:span text:style-name="T9">That there's already a class and </text:span><text:span text:style-name="T5">main</text:span><text:span text:style-name="T9"> method defined</text:span></text:p>
                </text:list-item>
                <text:list-item>
                  <text:p text:style-name="P4"><text:span text:style-name="T9">...and </text:span><text:span text:style-name="T5">Scanner</text:span><text:span text:style-name="T9"> is already imported and is available</text:span></text:p>
                </text:list-item>
              </text:list>
            </text:list-item>
            <text:list-item>
              <text:p text:style-name="P4"><text:span text:style-name="T9">Example output (everything after the &gt; is user input)<text:line-break/></text:span><text:span text:style-name="T5"><text:line-break/>10 Numbers PUHLEASE &gt; 5 6 8 1 2 10 100 -2 3 3<text:line-break/>Largest: 100<text:line-break/>Smallest: -2<text:line-break/>In reverse: 3 3 -2 100 10 2 1 8 6 5 </text:span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4"><text:soft-page-break/><text:span text:style-name="T9">What are the results of the following boolean expressions? (2 points)<text:line-break/></text:span></text:p>
          <text:list>
            <text:list-item>
              <text:p text:style-name="P4"><text:span text:style-name="T5">_____________<text:tab/>(1 &gt; 2 || true)<text:tab/><text:line-break/></text:span></text:p>
            </text:list-item>
            <text:list-item>
              <text:p text:style-name="P4"><text:span text:style-name="T5">_____________<text:tab/>(true &amp;&amp; false || true &amp;&amp; false)<text:line-break/></text:span></text:p>
            </text:list-item>
            <text:list-item>
              <text:p text:style-name="P4"><text:span text:style-name="T5">_____________<text:tab/>("hello".charAt(0) &gt; 'z')<text:line-break/></text:span></text:p>
            </text:list-item>
            <text:list-item>
              <text:p text:style-name="P4"><text:span text:style-name="T5">_____________<text:tab/>("hi".equals("hi") ^ Integer.parseInt("2") == 2)<text:line-break/></text:span><text:span text:style-name="T8"><text:line-break/></text:span></text:p>
            </text:list-item>
          </text:list>
        </text:list-item>
        <text:list-item>
          <text:p text:style-name="P4"><text:span text:style-name="T9">Let's talk about types!<text:line-break/></text:span></text:p>
          <text:list>
            <text:list-item>
              <text:p text:style-name="P4"><text:span text:style-name="T9">Name 3 primitive types, what they represent, and their size. (5 points)<text:line-break/><text:line-break/>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Type</text:p>
          </table:table-cell>
          <table:table-cell table:style-name="Table3.A1" office:value-type="string">
            <text:p text:style-name="P9">Size</text:p>
          </table:table-cell>
          <table:table-cell table:style-name="Table3.C1" office:value-type="string">
            <text:p text:style-name="P9">Description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list xml:id="list1659028248" text:continue-numbering="true" text:style-name="L2">
        <text:list-header>
          <text:p text:style-name="P4"><text:span text:style-name="T9"/></text:p>
          <text:list text:continue-numbering="true">
            <text:list-item>
              <text:p text:style-name="P4"><text:span text:style-name="T9">Why is knowing the type and size of a variable important?<text:line-break/><text:line-break/><text:line-break/><text:line-break/><text:line-break/></text:span></text:p>
            </text:list-item>
          </text:list>
        </text:list-header>
        <text:list-item>
          <text:p text:style-name="P4"><text:span text:style-name="T8">YES. PATTERNS! </text:span>Create the <text:s/>pattern below using nested for loops. (5 points)<text:line-break/></text:p>
          <text:list>
            <text:list-item>
              <text:p text:style-name="P4">Hint: Each number is a square (squares in a triangle? OK.)!</text:p>
            </text:list-item>
            <text:list-item>
              <text:p text:style-name="P4">Each column is three characters wide which accounts for:</text:p>
              <text:list>
                <text:list-item>
                  <text:p text:style-name="P4">double digit squares, such as 81, and the space that follows the number </text:p>
                </text:list-item>
                <text:list-item>
                  <text:p text:style-name="P4">(obviously for the squares that are single digits, pad with two spaces on the left)</text:p>
                </text:list-item>
              </text:list>
            </text:list-item>
          </text:list>
          <text:p text:style-name="P4"><text:line-break/><text:span text:style-name="T1">81 64 49 36 25 16 <text:s/>9 <text:s/>4 <text:s/>1</text:span></text:p>
          <text:p text:style-name="P7"><text:s text:c="3"/>64 49 36 25 16 <text:s/>9 <text:s/>4 <text:s/>1</text:p>
          <text:p text:style-name="P7"><text:s text:c="6"/>49 36 25 16 <text:s/>9 <text:s/>4 <text:s/>1</text:p>
          <text:p text:style-name="P7"><text:s text:c="9"/>36 25 16 <text:s/>9 <text:s/>4 <text:s/>1</text:p>
          <text:p text:style-name="P7"><text:s text:c="12"/>25 16 <text:s/>9 <text:s/>4 <text:s/>1</text:p>
          <text:p text:style-name="P7"><text:s text:c="15"/>16 <text:s/>9 <text:s/>4 <text:s/>1</text:p>
          <text:p text:style-name="P7"><text:s text:c="19"/>9 <text:s/>4 <text:s/>1</text:p>
          <text:p text:style-name="P7"><text:s text:c="22"/>4 <text:s/>1</text:p>
          <text:p text:style-name="P4"><text:span text:style-name="T1"><text:s text:c="25"/>1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4"><text:soft-page-break/>Answer the following questions about the code in the left-most column. (6 points)<text:line-break/></text:p>
          <text:list>
            <text:list-item>
              <text:p text:style-name="P4">All of the code is in the main method of a Java program</text:p>
            </text:list-item>
            <text:list-item>
              <text:p text:style-name="P4">Assume that a Scanner object named <text:span text:style-name="T1">input</text:span> exists </text:p>
            </text:list-item>
            <text:list-item>
              <text:p text:style-name="P4">Lastly, <text:span text:style-name="T1">System.out.println</text:span> has been <text:span text:style-name="T8">abbreviated</text:span> to <text:span text:style-name="T2">syso</text:span>.<text:line-break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Code</text:p>
          </table:table-cell>
          <table:table-cell table:style-name="Table1.A1" office:value-type="string">
            <text:p text:style-name="P9">Question #1</text:p>
          </table:table-cell>
          <table:table-cell table:style-name="Table1.C1" office:value-type="string">
            <text:p text:style-name="P9">Question #2</text:p>
          </table:table-cell>
        </table:table-row>
        <table:table-row>
          <table:table-cell table:style-name="Table1.A2" office:value-type="string">
            <text:p text:style-name="P10">syso("Please enter a word:");</text:p>
            <text:p text:style-name="P10">String s = input.next();</text:p>
            <text:p text:style-name="P10">int lastIdx = s.length() - 1;</text:p>
            <text:p text:style-name="P10">char ch = s.charAt(lastIdx);</text:p>
            <text:p text:style-name="P10">ch -= 1;</text:p>
            <text:p text:style-name="P10">syso(ch);<text:line-break/></text:p>
          </table:table-cell>
          <table:table-cell table:style-name="Table1.A2" office:value-type="string">
            <text:p text:style-name="P8">Assume that the user types in<text:span text:style-name="T2"> BUZZ</text:span>. What is the output of this code? Error is possible.</text:p>
          </table:table-cell>
          <table:table-cell table:style-name="Table1.C2" office:value-type="string">
            <text:p text:style-name="P8">What is the value of <text:span text:style-name="T1">s.length()</text:span>? Why is 1 subtracted from it?</text:p>
          </table:table-cell>
        </table:table-row>
        <table:table-row>
          <table:table-cell table:style-name="Table1.A2" office:value-type="string">
            <text:p text:style-name="P10">// tricky!<text:line-break/>Scanner(System.in);</text:p>
            <text:p text:style-name="P10">syso("Want a greeting?");<text:line-break/></text:p>
            <text:p text:style-name="P10">String s = input.next();</text:p>
            <text:p text:style-name="P10"/>
            <text:p text:style-name="P10">if(s.equals("yes")) {</text:p>
            <text:p text:style-name="P10"><text:s text:c="2"/>String response = "Hello!";</text:p>
            <text:p text:style-name="P10">} else {</text:p>
            <text:p text:style-name="P10"><text:s text:c="2"/>String response = ":(";</text:p>
            <text:p text:style-name="P10">}</text:p>
            <text:p text:style-name="P10">syso(response);<text:line-break/></text:p>
          </table:table-cell>
          <table:table-cell table:style-name="Table1.A2" office:value-type="string">
            <text:p text:style-name="P8">Assume that the user types in <text:span text:style-name="T2">yes</text:span>. What is the output of this code? Error is possible.</text:p>
          </table:table-cell>
          <table:table-cell table:style-name="Table1.C2" office:value-type="string">
            <text:p text:style-name="P8">Why is the method, <text:span text:style-name="T1">equals</text:span>, used to check if one string is equal to another (instead of <text:s text:c="2"/><text:span text:style-name="T1">==)?</text:span></text:p>
          </table:table-cell>
        </table:table-row>
        <table:table-row>
          <table:table-cell table:style-name="Table1.A2" office:value-type="string">
            <text:p text:style-name="P10">syso("How many slices?");</text:p>
            <text:p text:style-name="P10">int n = input.nextInt();</text:p>
            <text:p text:style-name="P10"><text:s text:c="2"/>switch(n) {</text:p>
            <text:p text:style-name="P10"><text:s text:c="4"/>case 1:</text:p>
            <text:p text:style-name="P10"><text:tab/>syso("one for you");<text:tab/>break;</text:p>
            <text:p text:style-name="P10"><text:s text:c="4"/>case 2:</text:p>
            <text:p text:style-name="P10"><text:s text:c="6"/>syso("two-zy!");</text:p>
            <text:p text:style-name="P10"><text:s text:c="4"/>case 3:</text:p>
            <text:p text:style-name="P10"><text:s text:c="6"/>syso("take it all!");</text:p>
            <text:p text:style-name="P8">}</text:p>
          </table:table-cell>
          <table:table-cell table:style-name="Table1.A2" office:value-type="string">
            <text:p text:style-name="P8">Assume that the user types in <text:span text:style-name="T2">1</text:span>. What is the output of this code?</text:p>
          </table:table-cell>
          <table:table-cell table:style-name="Table1.C2" office:value-type="string">
            <text:p text:style-name="P8">Assume that the user types in <text:span text:style-name="T2">2</text:span>. What is the output of this code?</text:p>
          </table:table-cell>
        </table:table-row>
      </table:table>
      <text:list xml:id="list357240421" text:continue-numbering="true" text:style-name="L2">
        <text:list-header>
          <text:p text:style-name="P4"><text:line-break/></text:p>
        </text:list-header>
        <text:list-item>
          <text:p text:style-name="P4">Write a short code example and draw a diagram that demonstrates activation records and the call stack.(3 point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Monaco" svg:font-family="Monaco" style:font-family-generic="modern" style:font-pitch="fixed"/>
    <style:font-face style:name="Giddyup Std" svg:font-family="'Giddyup Std'" style:font-pitch="variable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66in" fo:margin-bottom="0.78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Versoza</meta:initial-creator>
    <meta:creation-date>2015-02-26T02:27:54</meta:creation-date>
    <dc:date>2015-02-28T16:01:19</dc:date>
    <dc:creator>Joe Versoza</dc:creator>
    <meta:editing-duration>P2DT13H33M25S</meta:editing-duration>
    <meta:editing-cycles>18</meta:editing-cycles>
    <meta:generator>OpenOffice/4.1.1$Unix OpenOffice.org_project/411m6$Build-9775</meta:generator>
    <meta:document-statistic meta:table-count="4" meta:image-count="0" meta:object-count="0" meta:page-count="6" meta:paragraph-count="153" meta:word-count="1107" meta:character-count="6723"/>
  </office:meta>
</office:document-meta>
</file>